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00000001003E850695.png" manifest:media-type=""/>
  <manifest:file-entry manifest:full-path="Pictures/1000020100000100000001007CA8A49E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808080" draw:marker-start-width="0.28cm" draw:marker-end-width="0.28cm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80" draw:marker-start-width="0.35cm" draw:marker-end-width="0.35cm" draw:fill="solid" draw:fill-color="#e6e6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8cm" draw:marker-end-width="0.28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5cm" svg:stroke-color="#000000" draw:marker-start-width="0.28cm" draw:marker-end-width="0.28cm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ff"/>
    </style:style>
    <style:style style:name="T1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3.1cm" svg:height="2.9cm" svg:x="11.489cm" svg:y="8.5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cm" svg:height="3.8cm" svg:x="6.889cm" svg:y="8.5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cm" svg:height="3.8cm" svg:x="0.989cm" svg:y="8.5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2cm" svg:x="1.489cm" svg:y="5.738cm">
          <text:p text:style-name="P1">ZABBIX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2cm" svg:x="7.389cm" svg:y="5.738cm">
          <text:p text:style-name="P1">ZABBIX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2cm" svg:x="11.489cm" svg:y="5.738cm">
          <text:p text:style-name="P1">Nagio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2cm" svg:x="4.689cm" svg:y="1.038cm">
          <text:p text:style-name="P2"><text:span text:style-name="T1">Hatohol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cm" svg:height="7.5cm" svg:x="0.489cm" svg:y="5.2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9cm" svg:height="7.5cm" svg:x="6.489cm" svg:y="5.2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1.189cm" svg:y="8.7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2.189cm" svg:y="8.7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3.189cm" svg:y="8.7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4.189cm" svg:y="8.7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1.189cm" svg:y="9.6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2.189cm" svg:y="9.6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3.189cm" svg:y="9.6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4.189cm" svg:y="9.6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1.189cm" svg:y="10.5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2.189cm" svg:y="10.5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3.189cm" svg:y="10.5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4.189cm" svg:y="10.5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1.189cm" svg:y="11.4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2.189cm" svg:y="11.4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3.189cm" svg:y="11.4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4.189cm" svg:y="11.4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7.089cm" svg:y="8.7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8.089cm" svg:y="8.7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9.089cm" svg:y="8.7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10.089cm" svg:y="8.7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7.089cm" svg:y="9.6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8.089cm" svg:y="9.6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9.089cm" svg:y="9.6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10.089cm" svg:y="9.6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7.089cm" svg:y="10.5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8.089cm" svg:y="10.5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9.089cm" svg:y="10.5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10.089cm" svg:y="10.5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7.089cm" svg:y="11.4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8.089cm" svg:y="11.4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9.089cm" svg:y="11.4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10.089cm" svg:y="11.4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11.689cm" svg:y="8.7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12.689cm" svg:y="8.7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13.689cm" svg:y="8.7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11.689cm" svg:y="9.6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12.689cm" svg:y="9.6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13.689cm" svg:y="9.6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11.689cm" svg:y="10.5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12.689cm" svg:y="10.5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13.689cm" svg:y="10.538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7cm" svg:x="9.789cm" svg:y="13.962cm">
          <text:p/>
          <draw:enhanced-geometry svg:viewBox="0 0 21600 21600" draw:path-stretchpoint-x="10800" draw:path-stretchpoint-y="10800" draw:text-areas="?f3 ?f4 ?f5 ?f6" draw:type="round-rectangle" draw:modifiers="2125.15337423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5.574cm" svg:height="0.962cm" svg:x="10.526cm" svg:y="13.8cm">
          <draw:text-box>
            <text:p>Monitoring targets</text:p>
          </draw:text-box>
        </draw:frame>
        <draw:frame draw:style-name="gr6" draw:layer="layout" svg:width="4.447cm" svg:height="0.962cm" svg:x="0.226cm" svg:y="12.876cm">
          <draw:text-box>
            <text:p>Data Center 1</text:p>
          </draw:text-box>
        </draw:frame>
        <draw:frame draw:style-name="gr6" draw:layer="layout" svg:width="4.447cm" svg:height="0.962cm" svg:x="6.189cm" svg:y="12.876cm">
          <draw:text-box>
            <text:p>Data Center 2</text:p>
          </draw:text-box>
        </draw:frame>
        <draw:line draw:style-name="gr7" draw:text-style-name="P1" draw:layer="layout" svg:x1="2.989cm" svg:y1="7.738cm" svg:x2="2.989cm" svg:y2="8.538cm">
          <text:p/>
        </draw:line>
        <draw:line draw:style-name="gr7" draw:text-style-name="P1" draw:layer="layout" svg:x1="8.889cm" svg:y1="7.738cm" svg:x2="8.889cm" svg:y2="8.538cm">
          <text:p/>
        </draw:line>
        <draw:line draw:style-name="gr7" draw:text-style-name="P1" draw:layer="layout" svg:x1="12.989cm" svg:y1="7.738cm" svg:x2="12.989cm" svg:y2="8.538cm">
          <text:p/>
        </draw:line>
        <draw:frame draw:style-name="gr8" draw:text-style-name="P1" draw:layer="layout" svg:width="2.9cm" svg:height="2.9cm" svg:x="11.689cm" svg:y="0.438cm">
          <draw:image xlink:href="Pictures/1000020100000100000001007CA8A49E.png" xlink:type="simple" xlink:show="embed" xlink:actuate="onLoad">
            <text:p/>
          </draw:image>
        </draw:frame>
        <draw:frame draw:style-name="gr8" draw:text-style-name="P1" draw:layer="layout" svg:width="3.8cm" svg:height="3.8cm" svg:x="12.989cm" svg:y="0.738cm">
          <draw:image xlink:href="Pictures/1000020100000100000001003E850695.png" xlink:type="simple" xlink:show="embed" xlink:actuate="onLoad">
            <text:p/>
          </draw:image>
        </draw:frame>
        <draw:custom-shape draw:style-name="gr9" draw:text-style-name="P1" draw:layer="layout" svg:width="2.9cm" svg:height="1.5cm" svg:x="8.489cm" svg:y="1.238cm">
          <text:p/>
          <draw:enhanced-geometry svg:viewBox="0 0 21600 21600" draw:text-areas="0 ?f0 ?f5 ?f2" draw:type="right-arrow" draw:modifiers="15017.993795243 5338.8407728181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0" draw:text-style-name="P1" draw:layer="layout" svg:x1="3.089cm" svg:y1="5.738cm" svg:x2="5.389cm" svg:y2="3.138cm">
          <text:p/>
        </draw:line>
        <draw:line draw:style-name="gr10" draw:text-style-name="P1" draw:layer="layout" svg:x1="8.889cm" svg:y1="5.738cm" svg:x2="5.989cm" svg:y2="3.138cm">
          <text:p/>
        </draw:line>
        <draw:line draw:style-name="gr10" draw:text-style-name="P1" draw:layer="layout" svg:x1="12.989cm" svg:y1="5.738cm" svg:x2="7.589cm" svg:y2="3.238cm">
          <text:p/>
        </draw:line>
        <draw:frame draw:style-name="gr6" draw:layer="layout" svg:width="3.321cm" svg:height="0.962cm" svg:x="11.289cm" svg:y="3.476cm">
          <draw:text-box>
            <text:p>Operator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exGothic" style:font-family-generic="roman" style:font-pitch="variable" fo:font-size="24pt" fo:language="en" fo:country="US" style:font-family-asian="IPAexGothic" style:font-family-generic-asian="system" style:font-pitch-asian="variable" style:font-size-asian="24pt" style:language-asian="ja" style:country-asian="JP" style:font-family-complex="IPAex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IPAex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IPAexGothic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7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yamato </meta:initial-creator>
    <meta:creation-date>2013-06-24T16:00:20</meta:creation-date>
    <meta:generator>LibreOffice/4.0.2.2$Linux_X86_64 LibreOffice_project/400m0$Build-2</meta:generator>
    <dc:date>2013-06-24T16:44:47</dc:date>
    <dc:creator>kyamato </dc:creator>
    <meta:editing-duration>PT30M30S</meta:editing-duration>
    <meta:editing-cycles>3</meta:editing-cycles>
    <meta:document-statistic meta:object-count="64"/>
  </office:meta>
</office:document-meta>
</file>